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ff3333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ff00" draw:textarea-horizontal-align="justify" draw:textarea-vertical-align="top" draw:auto-grow-height="false" fo:wrap-option="wrap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dash" draw:stroke-dash="Ultrafine_20_Dashed"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family="'Liberation Sans'" style:font-family-generic="roman" style:font-pitch="variable" fo:font-size="12pt" style:letter-kerning="true" style:font-size-asian="12pt" style:font-family-complex="FreeSans" style:font-family-generic-complex="system" style:font-pitch-complex="variable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family="'Liberation Sans'" style:font-family-generic="roman" style:font-pitch="variable" fo:font-size="12pt" style:letter-kerning="true" style:font-size-asian="12pt" style:font-family-complex="FreeSans" style:font-family-generic-complex="system" style:font-pitch-complex="variable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4cm" svg:x="3cm" svg:y="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2cm" svg:height="5cm" svg:x="6cm" svg:y="7cm">
          <text:p text:style-name="P1"><text:span text:style-name="T2">perf_file_att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6.5cm" svg:height="4.001cm" svg:x="20cm" svg:y="7cm">
          <text:p text:style-name="P1"><text:span text:style-name="T2">ev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cm" svg:height="4cm" svg:x="12cm" svg:y="1cm">
          <text:p text:style-name="P1"><text:span text:style-name="T2">perf_file_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12cm 5cm)">
          <text:p text:style-name="P1"><text:span text:style-name="T1">magi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1cm" draw:transform="rotate (1.5707963267946) translate (13cm 5cm)">
          <text:p text:style-name="P1"><text:span text:style-name="T3">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14cm 5cm)">
          <text:p text:style-name="P1"><text:span text:style-name="T1">attr_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cm" svg:height="1cm" draw:transform="rotate (1.5707963267946) translate (15cm 5cm)">
          <text:p text:style-name="P1"><text:span text:style-name="T1">att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cm" svg:height="1cm" draw:transform="rotate (1.5707963267946) translate (16cm 5cm)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cm" svg:height="1cm" draw:transform="rotate (1.5707963267946) translate (17cm 5cm)">
          <text:p text:style-name="P1"><text:span text:style-name="T1">event_typ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8cm 5cm)">
          <text:p text:style-name="P1"><text:span text:style-name="T1">FEAT_BI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cm" svg:height="4cm" svg:x="6cm" svg:y="8cm">
          <text:p text:style-name="P1"><text:span text:style-name="T2">attr:perf_event_att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2cm" svg:height="4cm" svg:x="1cm" svg:y="7cm">
          <text:p text:style-name="P1"><text:span text:style-name="T2">perf_trace_event_typ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3.001cm" svg:x="20cm" svg:y="8cm">
          <text:p text:style-name="P1"><text:span text:style-name="T1">perf_event_heade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draw:line-skew="-0.25cm" svg:x1="15.5cm" svg:y1="5cm" svg:x2="12cm" svg:y2="7cm" draw:start-shape="id1" draw:start-glue-point="3" draw:end-shape="id2" draw:end-glue-point="0" svg:d="m15500 5000c0 1875-3500 875-3500 2000">
          <text:p/>
        </draw:connector>
        <draw:connector draw:style-name="gr8" draw:text-style-name="P1" draw:layer="layout" draw:type="curve" draw:line-skew="0cm 4.501cm 4.876cm" svg:x1="16.5cm" svg:y1="5cm" svg:x2="23.25cm" svg:y2="7cm" draw:start-shape="id3" draw:start-glue-point="3" draw:end-shape="id4" draw:end-glue-point="0" svg:d="m16500 5000c0 2250 3500 1500 3500 1438s3250-375 3250 562">
          <text:p/>
        </draw:connector>
        <draw:connector draw:style-name="gr8" draw:text-style-name="P1" draw:layer="layout" draw:type="curve" draw:line-skew="0cm 1.604cm -0.874cm" svg:x1="17.5cm" svg:y1="5cm" svg:x2="2cm" svg:y2="7cm" draw:start-shape="id5" draw:start-glue-point="3" draw:end-shape="id6" draw:end-glue-point="0" svg:d="m17500 5000c0 2250-5000 1500-5000 1063s-10500-1125-10500 937">
          <text:p/>
        </draw:connector>
        <draw:custom-shape draw:style-name="gr5" draw:text-style-name="P2" draw:layer="layout" svg:width="3cm" svg:height="1cm" draw:transform="rotate (1.5707963267946) translate (6cm 12cm)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7cm 12cm)"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3cm" svg:height="1cm" draw:transform="rotate (1.5707963267946) translate (8cm 12cm)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9cm 12cm)">
          <text:p text:style-name="P1"><text:span text:style-name="T1">Sample</text:span></text:p>
          <text:p text:style-name="P1"><text:span text:style-name="T1">period/freq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3cm" svg:height="1cm" draw:transform="rotate (1.5707963267946) translate (10cm 12cm)">
          <text:p text:style-name="P1"><text:span text:style-name="T1">sample_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1cm 12cm)">
          <text:p text:style-name="P1"><text:span text:style-name="T1">read_forma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2cm 12cm)">
          <text:p text:style-name="P1"><text:span text:style-name="T1">!some bits!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3cm 12cm)">
          <text:p text:style-name="P1"><text:span text:style-name="T1">wakeup</text:span></text:p>
          <text:p text:style-name="P1"><text:span text:style-name="T1">events/watermar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4cm 12cm)">
          <text:p text:style-name="P1"><text:span text:style-name="T1">bp_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5cm 12cm)">
          <text:p text:style-name="P1"><text:span text:style-name="T1">bp_addr</text:span></text:p>
          <text:p text:style-name="P1"><text:span text:style-name="T1">config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6cm 12cm)">
          <text:p text:style-name="P1"><text:span text:style-name="T1">bp_len</text:span></text:p>
          <text:p text:style-name="P1"><text:span text:style-name="T1">config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3cm" svg:height="1cm" draw:transform="rotate (1.5707963267946) translate (1cm 11cm)">
          <text:p text:style-name="P1"><text:span text:style-name="T1">event_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2cm 11cm)"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01cm" svg:height="1cm" draw:transform="rotate (1.5707963267946) translate (20cm 11.001cm)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001cm" svg:height="1cm" draw:transform="rotate (1.5707963267946) translate (21cm 11.001cm)">
          <text:p text:style-name="P1"><text:span text:style-name="T1">mis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01cm" svg:height="1cm" draw:transform="rotate (1.5707963267946) translate (22cm 11.001cm)"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3.5cm" svg:height="3.001cm" svg:x="23cm" svg:y="8cm"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4.001cm" svg:x="26.5cm" svg:y="7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12cm" svg:height="4cm" svg:x="21cm" svg:y="13cm">
          <text:p text:style-name="P1"><text:span text:style-name="T2">perf_sampl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21cm 17cm)">
          <text:p text:style-name="P1"><text:span text:style-name="T1">ip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22cm 17cm)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23cm 17cm)">
          <text:p text:style-name="P1"><text:span text:style-name="T1">ti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24cm 17cm)">
          <text:p text:style-name="P1"><text:span text:style-name="T1">tim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25cm 17cm)">
          <text:p text:style-name="P1"><text:span text:style-name="T1">add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3cm" svg:height="1cm" draw:transform="rotate (1.5707963267946) translate (26cm 17cm)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27cm 17cm)">
          <text:p text:style-name="P1"><text:span text:style-name="T1">stream_i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28cm 17cm)">
          <text:p text:style-name="P1"><text:span text:style-name="T1">perio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29cm 17cm)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24.75cm" svg:y1="11.001cm" svg:x2="27cm" svg:y2="13cm" draw:start-shape="id7" draw:start-glue-point="2" draw:end-shape="id8" svg:d="m24750 11001 2250 1999">
          <text:p text:style-name="P1"><text:span text:style-name="T4">type = PERF_RECORD_SAMPLE</text:span></text:p>
        </draw:connector>
        <draw:custom-shape draw:style-name="gr5" draw:text-style-name="P2" draw:layer="layout" svg:width="3cm" svg:height="1cm" draw:transform="rotate (1.5707963267946) translate (30cm 17cm)">
          <text:p text:style-name="P1"><text:span text:style-name="T1">raw_siz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31cm 17cm)">
          <text:p text:style-name="P1"><text:span text:style-name="T1">raw_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32cm 17cm)">
          <text:p text:style-name="P1"><text:span text:style-name="T1">callchai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" draw:id="id9" draw:layer="layout" svg:width="1cm" svg:height="4cm" svg:x="17cm" svg:y="8cm">
          <text:p text:style-name="P1"><text:span text:style-name="T2">id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5cm" svg:x="18cm" svg:y="7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0" draw:id="id10" draw:layer="layout" svg:width="2cm" svg:height="4cm" svg:x="18cm" svg:y="13cm">
          <text:p text:style-name="P1"><text:span text:style-name="T2">u6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3cm" svg:height="1cm" draw:transform="rotate (1.5707963267946) translate (18cm 17cm)">
          <text:p text:style-name="P1"><text:span text:style-name="T1">f_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19cm 17cm)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17.5cm" svg:y1="12cm" svg:x2="19cm" svg:y2="13cm" draw:start-shape="id9" draw:start-glue-point="2" draw:end-shape="id10" draw:end-glue-point="0" svg:d="m17500 12000c0 750 1500 250 1500 1000">
          <text:p/>
        </draw:connector>
        <draw:connector draw:style-name="gr11" draw:text-style-name="P1" draw:layer="layout" draw:type="curve" svg:x1="18.5cm" svg:y1="17cm" svg:x2="26.5cm" svg:y2="17cm" draw:start-shape="id11" draw:start-glue-point="3" draw:end-shape="id12" draw:end-glue-point="3" svg:d="m18500 17000c0 2250 8000 2250 8000 0">
          <text:p/>
        </draw:connector>
        <draw:connector draw:style-name="gr12" draw:text-style-name="P1" draw:layer="layout" draw:type="curve" svg:x1="8.5cm" svg:y1="12cm" svg:x2="1.5cm" svg:y2="11cm" draw:start-shape="id13" draw:start-glue-point="3" draw:end-shape="id14" draw:end-glue-point="3" svg:d="m8500 12000c0 2250-7000 2750-7000-1000">
          <text:p/>
        </draw:connector>
        <draw:connector draw:style-name="gr12" draw:text-style-name="P1" draw:layer="layout" draw:type="curve" svg:x1="10.5cm" svg:y1="12cm" svg:x2="21cm" svg:y2="15cm" draw:start-shape="id15" draw:start-glue-point="3" draw:end-shape="id8" svg:d="m10500 12000c0 2000 3500 3000 10500 3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4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rs Fässler</meta:initial-creator>
    <meta:creation-date>2011-07-22T11:02:45</meta:creation-date>
    <dc:date>2011-07-25T14:23:48</dc:date>
    <dc:creator>Urs Fässler</dc:creator>
    <meta:editing-duration>PT5H27M55S</meta:editing-duration>
    <meta:editing-cycles>36</meta:editing-cycles>
    <meta:generator>LibreOffice/3.3$Unix LibreOffice_project/330m19$Build-301</meta:generator>
    <meta:document-statistic meta:object-count="58"/>
  </office:meta>
</office:document-meta>
</file>